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an Francisco (1-6)</text:p>
          </table:table-cell>
          <table:table-cell office:value-type="string">
            <text:p>21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 Dakota State (3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an Francisco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45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14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48</text:p>
          </table:table-cell>
          <table:table-cell office:value-type="string">
            <text:p>.229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47</text:p>
          </table:table-cell>
          <table:table-cell office:value-type="string">
            <text:p>.23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47</text:p>
          </table:table-cell>
          <table:table-cell office:value-type="string">
            <text:p>.213</text:p>
          </table:table-cell>
        </table:table-row>
      </table:table>
      <table:table table:name="Sheet 2">
        <table:table-row>
          <table:table-cell office:value-type="string">
            <text:p>San Francisco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Nora Buvarp-Lavik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28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rica Ronda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43</text:p>
          </table:table-cell>
          <table:table-cell office:value-type="string">
            <text:p>.0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Erin Anthon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Dane Mill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Carly Lowry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2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rish Koutsouko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rjolijn Oskam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Laura Leap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delyn Lafollett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Camille Araujo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Sabrina Blackwell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12</text:p>
          </table:table-cell>
          <table:table-cell office:value-type="string">
            <text:p>127</text:p>
          </table:table-cell>
          <table:table-cell office:value-type="string">
            <text:p>.205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57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4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1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3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257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18</text:p>
          </table:table-cell>
          <table:table-cell office:value-type="string">
            <text:p>130</text:p>
          </table:table-cell>
          <table:table-cell office:value-type="string">
            <text:p>.223</text:p>
          </table:table-cell>
          <table:table-cell office:value-type="string">
            <text:p>4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